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skaydiaMono NF" fo:font-size="24pt" officeooo:rsid="000f45de" officeooo:paragraph-rsid="000f45de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askaydiaMono NF" fo:font-size="12pt" officeooo:rsid="000f45de" officeooo:paragraph-rsid="000f45de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skaydiaMono NF" fo:font-size="12pt" fo:font-weight="bold" officeooo:rsid="000f45de" officeooo:paragraph-rsid="000f45d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skaydiaMono NF" fo:font-size="12pt" fo:font-weight="bold" officeooo:rsid="0010bac6" officeooo:paragraph-rsid="0010bac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skaydiaMono NF" fo:font-size="12pt" fo:font-weight="bold" officeooo:rsid="001184fa" officeooo:paragraph-rsid="001184f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skaydiaMono NF" fo:font-size="12pt" fo:font-weight="bold" officeooo:rsid="00142b93" officeooo:paragraph-rsid="00142b9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skaydiaMono NF" fo:font-size="12pt" fo:font-weight="bold" officeooo:rsid="00160410" officeooo:paragraph-rsid="001604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skaydiaMono NF" fo:font-size="12pt" fo:font-weight="bold" officeooo:rsid="001938f4" officeooo:paragraph-rsid="001938f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skaydiaMono NF" fo:font-size="18pt" fo:font-weight="bold" officeooo:rsid="000f45de" officeooo:paragraph-rsid="000f45de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skaydiaMono NF" fo:font-size="12pt" fo:font-weight="bold" officeooo:rsid="001938f4" officeooo:paragraph-rsid="001938f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0f45de" officeooo:paragraph-rsid="000f45d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0f45de" officeooo:paragraph-rsid="0010ba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10bac6" officeooo:paragraph-rsid="0010bac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1184fa" officeooo:paragraph-rsid="001184f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160410" officeooo:paragraph-rsid="0016041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1764c7" officeooo:paragraph-rsid="001764c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1938f4" officeooo:paragraph-rsid="001938f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19ee91" officeooo:paragraph-rsid="0019ee9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1a7c6d" officeooo:paragraph-rsid="001a7c6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skaydiaMono NF" fo:font-size="12pt" fo:font-weight="normal" officeooo:rsid="001ba4b6" officeooo:paragraph-rsid="001ba4b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skaydiaMono NF" fo:font-size="18pt" fo:font-weight="bold" officeooo:rsid="001938f4" officeooo:paragraph-rsid="001938f4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skaydiaMono NF" fo:font-size="18pt" fo:font-weight="bold" officeooo:rsid="000f45de" officeooo:paragraph-rsid="000f45de" style:font-size-asian="18pt" style:font-weight-asian="bold" style:font-size-complex="18pt" style:font-weight-complex="bold"/>
    </style:style>
    <style:style style:name="T1" style:family="text">
      <style:text-properties officeooo:rsid="0010bac6"/>
    </style:style>
    <style:style style:name="T2" style:family="text">
      <style:text-properties officeooo:rsid="001184fa"/>
    </style:style>
    <style:style style:name="T3" style:family="text">
      <style:text-properties officeooo:rsid="00160410"/>
    </style:style>
    <style:style style:name="T4" style:family="text">
      <style:text-properties officeooo:rsid="001764c7"/>
    </style:style>
    <style:style style:name="T5" style:family="text">
      <style:text-properties officeooo:rsid="001938f4"/>
    </style:style>
    <style:style style:name="T6" style:family="text">
      <style:text-properties officeooo:rsid="0019ee9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ad7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in Python</text:p>
      <text:p text:style-name="P2"/>
      <text:p text:style-name="P9">Introduction:</text:p>
      <text:p text:style-name="P3"/>
      <text:p text:style-name="P11">Python is a high-level, interpreted, interactive and object oriented-scripting language. </text:p>
      <text:p text:style-name="P11"/>
      <text:p text:style-name="P12">Python was designed to be highly readable <text:span text:style-name="T1">which uses english <text:s/>keywords frequently where as other languages use symbols. </text:span></text:p>
      <text:p text:style-name="P12"/>
      <text:p text:style-name="P13">Interpreted: This means it is processed at runtime. </text:p>
      <text:p text:style-name="P13"/>
      <text:p text:style-name="P13">Interactive: interact with the interpreter directly to write programs.</text:p>
      <text:p text:style-name="P13"/>
      <text:p text:style-name="P13">Object-oriented: Python supports object oriented style. </text:p>
      <text:p text:style-name="P13"/>
      <text:p text:style-name="P4"><text:span text:style-name="T7">Beginner’s language : EZ ASF.</text:span> </text:p>
      <text:p text:style-name="P4"/>
      <text:p text:style-name="P4"/>
      <text:p text:style-name="P9">History:</text:p>
      <text:p text:style-name="P3"/>
      <text:p text:style-name="P13">Python was developed by Guido van Rossum. </text:p>
      <text:p text:style-name="P13"/>
      <text:p text:style-name="P13">It is invented at the NRIMCS in Netherlands in 1991. </text:p>
      <text:p text:style-name="P13"/>
      <text:p text:style-name="P13">Named after “Monty python’s flying circus”. </text:p>
      <text:p text:style-name="P11"/>
      <text:p text:style-name="P11"/>
      <text:p text:style-name="P9">Features:</text:p>
      <text:p text:style-name="P3"/>
      <text:p text:style-name="P13">Easy-to-use</text:p>
      <text:p text:style-name="P13"/>
      <text:p text:style-name="P13">FOSS <text:span text:style-name="T2">(Free and open source)</text:span></text:p>
      <text:p text:style-name="P13"/>
      <text:p text:style-name="P13">Cross-platform Compatibility</text:p>
      <text:p text:style-name="P11"/>
      <text:p text:style-name="P14">Interactive mode</text:p>
      <text:p text:style-name="P14"/>
      <text:p text:style-name="P14">Extendable</text:p>
      <text:p text:style-name="P14"/>
      <text:p text:style-name="P14">Dynamic Memory Allocation</text:p>
      <text:p text:style-name="P14"/>
      <text:p text:style-name="P14">Versatile</text:p>
      <text:p text:style-name="P14"/>
      <text:p text:style-name="P14">Web services and API</text:p>
      <text:p text:style-name="P14"/>
      <text:p text:style-name="P14"><text:soft-page-break/>Carreer opportunities</text:p>
      <text:p text:style-name="P14"/>
      <text:p text:style-name="P14">Educational Use</text:p>
      <text:p text:style-name="P14"/>
      <text:p text:style-name="P14"/>
      <text:p text:style-name="P5">-- <text:span text:style-name="T3">TODO –- see difference betweeen python 2.x and python 3.x</text:span></text:p>
      <text:p text:style-name="P5">-- <text:span text:style-name="T3">TODO –- difference between C/C++ and python. </text:span></text:p>
      <text:p text:style-name="P5"/>
      <text:p text:style-name="P5"/>
      <text:p text:style-name="P9">Variables, Assignment, Keywords and I/O:</text:p>
      <text:p text:style-name="P9"/>
      <text:p text:style-name="P15">Python character set: (set of “valid” characters)</text:p>
      <text:p text:style-name="P15">Python uses traditional ASCII character set. <text:span text:style-name="T4">The latest version recognizes the Unicode encoding standard. </text:span></text:p>
      <text:p text:style-name="P15"/>
      <text:p text:style-name="P15">- <text:span text:style-name="T4">Letters: a-z, A-Z</text:span></text:p>
      <text:p text:style-name="P15">- <text:span text:style-name="T4">Digits : 0-9</text:span></text:p>
      <text:p text:style-name="P15">- <text:span text:style-name="T4">Special symbols: $&amp;[{}(=*)+]!#`~%:&lt;&gt;;,.”’-_</text:span></text:p>
      <text:p text:style-name="P15">- <text:span text:style-name="T4">Whitespaces: space, tab, carriage return, newline, form feed.</text:span></text:p>
      <text:p text:style-name="P15">- <text:span text:style-name="T4">Unicode as well.</text:span></text:p>
      <text:p text:style-name="P7"/>
      <text:p text:style-name="P16">Blocks of code are distinguished as indented lines. </text:p>
      <text:p text:style-name="P16"/>
      <text:p text:style-name="P16">Any kind of <text:span text:style-name="T5">quotations can be used to denote strings ‘ ’ , “ ” , “““ ”””. triple quotes can be used to write multi line strings. </text:span></text:p>
      <text:p text:style-name="P16"/>
      <text:p text:style-name="P17">Tokens are the smallest unit in a program. </text:p>
      <text:p text:style-name="P17"/>
      <text:p text:style-name="P18">Example: a , b has 3 tokens </text:p>
      <text:p text:style-name="P18"><text:s text:c="9"/>print ( “xyz” ) has 4 tokens (separated by spaces)</text:p>
      <text:p text:style-name="P18"/>
      <text:p text:style-name="P17">Python has the following tokens:</text:p>
      <text:p text:style-name="P17">- Keywords</text:p>
      <text:p text:style-name="P17">- Identifiers</text:p>
      <text:p text:style-name="P17">- Literals</text:p>
      <text:p text:style-name="P17">- Operators</text:p>
      <text:p text:style-name="P17">- Punctuators/Delimiters</text:p>
      <text:p text:style-name="P8"/>
      <text:p text:style-name="P21">Keywords: </text:p>
      <text:p text:style-name="P8"/>
      <text:p text:style-name="P17">Reserved words that have a special meaning for the interpreter/compiler. </text:p>
      <text:p text:style-name="P17"/>
      <text:p text:style-name="P17">Keywords in python- </text:p>
      <text:p text:style-name="P17">- and</text:p>
      <text:p text:style-name="P17">- as</text:p>
      <text:p text:style-name="P17">- assert</text:p>
      <text:p text:style-name="P17"><text:soft-page-break/>- break</text:p>
      <text:p text:style-name="P17">- class</text:p>
      <text:p text:style-name="P17">- continue</text:p>
      <text:p text:style-name="P17">- def</text:p>
      <text:p text:style-name="P17">- del</text:p>
      <text:p text:style-name="P17">- elif</text:p>
      <text:p text:style-name="P17">- <text:span text:style-name="T6">else</text:span></text:p>
      <text:p text:style-name="P19">- except</text:p>
      <text:p text:style-name="P17">-- TODO -- <text:s/>add keywords</text:p>
      <text:p text:style-name="P8"/>
      <text:p text:style-name="P21">Identifiers:</text:p>
      <text:p text:style-name="P8"/>
      <text:p text:style-name="P19">Identifiers are names used to identify variables, function, class, modure or other import. </text:p>
      <text:p text:style-name="P19"/>
      <text:p text:style-name="P19">It starts with a letter or _ and has alphanumeric characters and underscore. </text:p>
      <text:p text:style-name="P19"/>
      <text:p text:style-name="P19">Python does not allow space or symbols within identifiers. </text:p>
      <text:p text:style-name="P19"/>
      <text:p text:style-name="P19">It is CASE SENSITIVE. </text:p>
      <text:p text:style-name="P19"/>
      <text:p text:style-name="P21">Literals: </text:p>
      <text:p text:style-name="P8"/>
      <text:p text:style-name="P19">Literals are data items which have a fixed value. </text:p>
      <text:p text:style-name="P19"/>
      <text:p text:style-name="P19">Numbers and strings are literals. e.g. 4, 52, “hello world” etc. </text:p>
      <text:p text:style-name="P19"/>
      <text:p text:style-name="P19">- Declaring variables and assigning values:</text:p>
      <text:p text:style-name="P19"><text:tab/>when <text:span text:style-name="T8">we assign any value to a variable, it is declared automatically. </text:span></text:p>
      <text:p text:style-name="P19"><text:tab/><text:span text:style-name="T8">We neednt declare variables before using. </text:span></text:p>
      <text:p text:style-name="P19"/>
      <text:p text:style-name="P20">Python supports many literals: </text:p>
      <text:p text:style-name="P20">- String literals</text:p>
      <text:p text:style-name="P20">- Int literals</text:p>
      <text:p text:style-name="P20">-</text:p>
      <text:p text:style-name="P20"/>
      <text:p text:style-name="P21">Operators:</text:p>
      <text:p text:style-name="P8"/>
      <text:p text:style-name="P21">Punctuations/Delimiters:</text:p>
      <text:p text:style-name="P2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9:21:21.675422108</meta:creation-date>
    <meta:editing-duration>PT2H49M24S</meta:editing-duration>
    <meta:editing-cycles>4</meta:editing-cycles>
    <meta:generator>LibreOffice/24.2.4.2$Linux_X86_64 LibreOffice_project/420$Build-2</meta:generator>
    <dc:date>2024-08-14T09:58:20.743874299</dc:date>
    <meta:document-statistic meta:table-count="0" meta:image-count="0" meta:object-count="0" meta:page-count="3" meta:paragraph-count="76" meta:word-count="393" meta:character-count="2500" meta:non-whitespace-character-count="2143"/>
  </office:meta>
</office:document-meta>
</file>